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5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7.223cm" style:rel-column-width="28601*"/>
    </style:style>
    <style:style style:name="Table5.B" style:family="table-column">
      <style:table-column-properties style:column-width="9.329cm" style:rel-column-width="36934*"/>
    </style:style>
    <style:style style:name="Table5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5.B1" style:family="table-cell">
      <style:table-cell-properties style:vertical-align="middle" style:border-line-width="0.002cm 0.088cm 0.002cm" fo:padding="0.049cm" fo:border="0.092cm double #808080"/>
    </style:style>
    <style:style style:name="Table5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5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8676*"/>
    </style:style>
    <style:style style:name="Table1.B" style:family="table-column">
      <style:table-column-properties style:column-width="6.854cm" style:rel-column-width="27080*"/>
    </style:style>
    <style:style style:name="Table1.C" style:family="table-column">
      <style:table-column-properties style:column-width="2.325cm" style:rel-column-width="9184*"/>
    </style:style>
    <style:style style:name="Table1.D" style:family="table-column">
      <style:table-column-properties style:column-width="5.214cm" style:rel-column-width="20595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.3" style:family="table-row">
      <style:table-row-properties fo:background-color="transparent" style:keep-together="true" fo:keep-together="auto">
        <style:background-image/>
      </style:table-row-properties>
    </style:style>
    <style:style style:name="Table1.B3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 style:writing-mode="page">
        <style:background-image/>
      </style:table-cell-properties>
    </style:style>
    <style:style style:name="Table8" style:family="table" style:master-page-name="">
      <style:table-properties style:width="9.393cm" fo:margin-left="0.275cm" fo:margin-right="7.33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9.393cm" style:rel-column-width="65535*"/>
    </style:style>
    <style:style style:name="Table8.A1" style:family="table-cell">
      <style:table-cell-properties style:vertical-align="middle" style:border-line-width="0.002cm 0.088cm 0.002cm" fo:padding="0.049cm" fo:border="0.092cm double #808080"/>
    </style:style>
    <style:style style:name="Table8.2" style:family="table-row">
      <style:table-row-properties style:min-row-height="0.843cm"/>
    </style:style>
    <style:style style:name="Table8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ext_20_body_20_indent">
      <style:paragraph-properties fo:margin-left="0cm" fo:margin-right="0cm" fo:text-indent="0cm" style:auto-text-indent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6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7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P8" style:family="paragraph" style:parent-style-name="Heading_20_4">
      <style:paragraph-properties fo:margin-top="0.423cm" fo:margin-bottom="0.212cm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9" style:family="paragraph" style:parent-style-name="Text_20_body">
      <style:paragraph-properties fo:margin-top="0.423cm" fo:margin-bottom="0.212cm" fo:keep-with-next="always"/>
    </style:style>
    <style:style style:name="P10" style:family="paragraph" style:parent-style-name="Text_20_body_20_indent_20_2">
      <style:text-properties style:font-name="Courier New1"/>
    </style:style>
    <style:style style:name="P11" style:family="paragraph" style:parent-style-name="Text_20_body_20_indent_20_2">
      <style:text-properties fo:font-size="12pt" fo:language="en" fo:country="none" style:font-size-asian="12pt" style:font-size-complex="12pt"/>
    </style:style>
    <style:style style:name="P12" style:family="paragraph" style:parent-style-name="Text_20_body_20_indent_20_2">
      <style:text-properties fo:font-size="12pt" style:font-size-asian="12pt" style:font-size-complex="12pt"/>
    </style:style>
    <style:style style:name="P13" style:family="paragraph" style:parent-style-name="Heading_20_3">
      <style:text-properties fo:font-size="14pt" style:font-size-asian="14pt" style:font-size-complex="14pt"/>
    </style:style>
    <style:style style:name="P14" style:family="paragraph" style:parent-style-name="Table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5" style:family="paragraph" style:parent-style-name="List_20_Heading">
      <style:paragraph-properties fo:text-align="center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fo:font-weight="normal" style:font-name-asian="Verdana" style:font-size-asian="12pt" style:font-weight-asian="normal" style:font-name-complex="Verdana" style:font-size-complex="12pt" style:font-weight-complex="normal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13" text:outline-level="3">Splitter</text:h>
      <text:p text:style-name="P11"><text:span text:style-name="Source_20_Text"><text:span text:style-name="T2">An element which should appear before or after an element inside a box (Box, Vbox and Hbox).</text:span></text:span></text:p>
      <text:p text:style-name="P11"><text:span text:style-name="Source_20_Text"><text:span text:style-name="T2">When the splitter is dragged, the sibling elements of the splitter are resized. If </text:span></text:span><text:span text:style-name="Source_20_Text">getCollapse()</text:span><text:span text:style-name="Source_20_Text"><text:span text:style-name="T2"> is true, a grippy in placed inside the splitter, and one sibling element of the splitter is collapsed when the grippy is clicked. </text:span></text:span></text:p>
      <text:p text:style-name="P3"><draw:frame draw:style-name="fr1" draw:name="graphics1" text:anchor-type="paragraph" svg:width="16.999cm" svg:height="4.066cm" draw:z-index="0"><draw:image xlink:href="../images/Splitter.gif" xlink:type="simple" xlink:show="embed" xlink:actuate="onLoad"/></draw:frame></text:p>
      <text:p text:style-name="Code_20_Indent_20_2">&lt;hbox spacing="0" width="100%"&gt;</text:p>
      <text:p text:style-name="Code_20_Indent_20_2"><text:tab/>&lt;vbox height="200px"&gt;</text:p>
      <text:p text:style-name="Code_20_Indent_20_2"><text:tab/><text:tab/>Column 1-1: The left-top box. To know whether a splitter</text:p>
      <text:p text:style-name="Code_20_Indent_20_2"><text:tab/><text:tab/>is collapsed, you can listen to the onOpen event.</text:p>
      <text:p text:style-name="Code_20_Indent_20_2"><text:tab/><text:tab/>&lt;splitter collapse="after"/&gt;</text:p>
      <text:p text:style-name="Code_20_Indent_20_2"><text:tab/><text:tab/>Column 1-2: You can enforce to open or collapse programming</text:p>
      <text:p text:style-name="Code_20_Indent_20_2"><text:tab/><text:tab/>by calling setOpen method.</text:p>
      <text:p text:style-name="Code_20_Indent_20_2"><text:tab/>&lt;/vbox&gt;</text:p>
      <text:p text:style-name="Code_20_Indent_20_2"><text:tab/>&lt;splitter collapse="before"/&gt;</text:p>
      <text:p text:style-name="Code_20_Indent_20_2"><text:tab/>Column 2: Whether a splitter allows users to open or collapse</text:p>
      <text:p text:style-name="Code_20_Indent_20_2"><text:tab/>depending on the collapse attribue.</text:p>
      <text:p text:style-name="Code_20_Indent_20_2">&lt;/hbox&gt;</text:p>
      <text:h text:style-name="Heading_20_4" text:outline-level="4">Class Name</text:h>
      <text:p text:style-name="P10"><text:span text:style-name="Source_20_Text"><text:span text:style-name="T1">org.zkoss.zul.Splitter</text:span></text:span> </text:p>
      <text:h text:style-name="Heading_20_4" text:outline-level="4">Supported Child Components</text:h>
      <text:p text:style-name="P12">*NONE </text:p>
      <text:h text:style-name="P8" text:outline-level="4">Supported Events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4">Name</text:p>
            </table:table-cell>
            <table:table-cell table:style-name="Table5.B1" office:value-type="string">
              <text:p text:style-name="P4">Inherited From</text:p>
            </table:table-cell>
          </table:table-row>
        </table:table-header-rows>
        <table:table-row>
          <table:table-cell table:style-name="Table5.A2" office:value-type="string">
            <text:p text:style-name="P5"><text:span text:style-name="Source_20_Text">OnOpen</text:span></text:p>
          </table:table-cell>
          <table:table-cell table:style-name="Table5.B2" office:value-type="string">
            <text:p text:style-name="Table_20_Contents"><text:a xlink:type="simple" xlink:href="../../../../home/robbiecheng/prj/zk1/zkdoc/devref/ch4/OpenEvent.xml"><text:span text:style-name="Source_20_Text"><text:span text:style-name="T3">org.zkoss.zk.ui.event.OpenEvent</text:span></text:span></text:a></text:p>
            <text:p text:style-name="Table_20_Contents"><text:span text:style-name="Source_20_Text"><text:span text:style-name="T4"/></text:span></text:p>
            <text:p text:style-name="Table_20_Contents"><text:span text:style-name="Source_20_Text"><text:span text:style-name="T6">Description: </text:span></text:span><text:span text:style-name="Source_20_Text"><text:span text:style-name="T5">When a splitter is collapsed or opened by a user, the </text:span></text:span><text:span text:style-name="Source_20_Text"><text:span text:style-name="T1">onOpen</text:span></text:span><text:span text:style-name="Source_20_Text"><text:span text:style-name="T5"> event is sent to the application.</text:span></text:span></text:p>
          </table:table-cell>
        </table:table-row>
      </table:table>
      <text:h text:style-name="P8" text:outline-level="4">Attribut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4">Property</text:p>
            </table:table-cell>
            <table:table-cell table:style-name="Table1.A1" office:value-type="string">
              <text:p text:style-name="P4">Description</text:p>
            </table:table-cell>
            <table:table-cell table:style-name="Table1.A1" office:value-type="string">
              <text:p text:style-name="P4">Data Type</text:p>
            </table:table-cell>
            <table:table-cell table:style-name="Table1.D1" office:value-type="string">
              <text:p text:style-name="P4">Default Values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collapse</text:span></text:p>
          </table:table-cell>
          <table:table-cell table:style-name="Table1.A2" office:value-type="string">
            <text:p text:style-name="P2">Returns which side of the splitter is collapsed when its grippy is clicked. If this attribute is not specified, the splitter will not cause a collapse. </text:p>
            <text:p text:style-name="P2"><text:span text:style-name="T7">Values: </text:span><text:span text:style-name="Source_20_Text">None,before,after </text:span>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5"><text:span text:style-name="Source_20_Text">none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Source_20_Text">orient</text:span></text:p>
          </table:table-cell>
          <table:table-cell table:style-name="Table1.B3" office:value-type="string">
            <text:p text:style-name="P6">the maximum position of the slider. </text:p>
            <text:p text:style-name="P6"><text:span text:style-name="T7">Values:</text:span><text:span text:style-name="Source_20_Text"> horizontal | vertical</text:span>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"><text:span text:style-name="Source_20_Text">vertical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Source_20_Text">open</text:span></text:p>
          </table:table-cell>
          <table:table-cell table:style-name="Table1.B3" office:value-type="string">
            <text:p text:style-name="P6">the amount that the value of curpos changes by when the tray of the scroll bar is clicked </text:p>
            <text:p text:style-name="P6"><text:span text:style-name="T7">Values:</text:span> <text:span text:style-name="Source_20_Text">true | false</text:span></text:p>
          </table:table-cell>
          <table:table-cell table:style-name="Table1.A2" office:value-type="string">
            <text:p text:style-name="P1"><text:span text:style-name="Source_20_Text">boolean</text:span></text:p>
          </table:table-cell>
          <table:table-cell table:style-name="Table1.D2" office:value-type="string">
            <text:p text:style-name="P1"><text:span text:style-name="Source_20_Text">true</text:span></text:p>
          </table:table-cell>
        </table:table-row>
      </table:table>
      <text:h text:style-name="Heading_20_4" text:outline-level="4">Methods</text:h>
      <text:p text:style-name="P12">*NONE</text:p>
      <text:p text:style-name="P14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4">Inherited From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7"><text:a xlink:type="simple" xlink:href="../../../../home/robbiecheng/prj/zk1/zkdoc/devref/ch4/XulElement.xml"><text:span text:style-name="Source_20_Text">org.zkoss.zul.impl.XulElement</text:span></text:a></text:p>
          </table:table-cell>
        </table:table-row>
        <table:table-row table:style-name="Table8.2">
          <table:table-cell table:style-name="Table8.A2" office:value-type="string">
            <text:p text:style-name="P7"><text:a xlink:type="simple" xlink:href="../../../../home/robbiecheng/prj/zk1/zkdoc/devref/ch4/HtmlBasedComponent.xml"><text:span text:style-name="Source_20_Text">org.zkoss.zk.ui.HtmlBasedComponent</text:span></text:a><text:span text:style-name="Source_20_Text"> </text:span></text:p>
          </table:table-cell>
        </table:table-row>
        <table:table-row table:style-name="Table8.2">
          <table:table-cell table:style-name="Table8.A2" office:value-type="string">
            <text:p text:style-name="P7"><text:a xlink:type="simple" xlink:href="../../../../home/robbiecheng/prj/zk1/zkdoc/devref/ch4/AbstractComponent.xml"><text:span text:style-name="Source_20_Text">org.zkoss.zk.ui.AbstractComponent </text:span></text:a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1cm" fo:margin-right="0cm" fo:margin-top="0.72cm" fo:margin-bottom="0.21cm" fo:line-height="100%" fo:text-align="start" style:justify-single-word="false" fo:text-indent="0cm" style:auto-text-indent="false"/>
      <style:text-properties style:font-name="Tahoma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_20_body_20_indent_20_2" style:display-name="Text body indent 2" style:family="paragraph" style:parent-style-name="Text_20_body_20_indent" style:class="text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creator>jumper chen</dc:creator>
    <dc:date>2007-10-26T11:46:50</dc:date>
    <dc:language>en-US</dc:language>
    <meta:editing-cycles>141</meta:editing-cycles>
    <meta:editing-duration>PT8H6M30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52" meta:word-count="242" meta:character-count="1591"/>
  </office:meta>
</office:document-meta>
</file>